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0cm" svg:y="5.135cm">
          <draw:text-box>
            <text:p><text:span text:style-name="T1">V</text:span><text:span text:style-name="T2">in</text:span></text:p>
          </draw:text-box>
        </draw:frame>
        <draw:frame draw:style-name="gr3" draw:text-style-name="P3" xml:id="id1" draw:id="id1" draw:layer="layout" svg:width="0.955cm" svg:height="1.119cm" svg:x="0.979cm" svg:y="4.968cm">
          <draw:text-box>
            <text:p><text:span text:style-name="T3">~</text:span></text:p>
          </draw:text-box>
        </draw:frame>
        <draw:g>
          <draw:line draw:style-name="gr4" draw:text-style-name="P4" draw:layer="layout" svg:x1="9.782cm" svg:y1="8.379cm" svg:x2="8.684cm" svg:y2="8.387cm">
            <text:p/>
          </draw:line>
          <draw:line draw:style-name="gr4" draw:text-style-name="P4" draw:layer="layout" svg:x1="9.783cm" svg:y1="8.374cm" svg:x2="8.685cm" svg:y2="8.382cm">
            <text:p/>
          </draw:line>
          <draw:line draw:style-name="gr4" draw:text-style-name="P4" draw:layer="layout" svg:x1="8.984cm" svg:y1="8.562cm" svg:x2="9.53cm" svg:y2="8.562cm">
            <text:p/>
          </draw:line>
          <draw:line draw:style-name="gr4" draw:text-style-name="P4" draw:layer="layout" svg:x1="9.131cm" svg:y1="8.718cm" svg:x2="9.393cm" svg:y2="8.718cm">
            <text:p/>
          </draw:line>
          <draw:line draw:style-name="gr4" draw:text-style-name="P4" draw:layer="layout" svg:x1="9.248cm" svg:y1="8.368cm" svg:x2="9.252cm" svg:y2="7.964cm">
            <text:p/>
          </draw:line>
        </draw:g>
        <draw:g xml:id="id4" draw:id="id4">
          <draw:custom-shape draw:style-name="gr5" draw:text-style-name="P5" draw:layer="layout" svg:width="3.526cm" svg:height="3.071cm" svg:x="7.502cm" svg:y="2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6" draw:text-style-name="P4" draw:layer="layout" svg:x1="8.383cm" svg:y1="3.245cm" svg:x2="8.383cm" svg:y2="4.738cm">
                <text:p/>
              </draw:line>
              <draw:line draw:style-name="gr6" draw:text-style-name="P4" draw:layer="layout" svg:x1="9.289cm" svg:y1="3.225cm" svg:x2="8.383cm" svg:y2="3.619cm">
                <text:p/>
              </draw:line>
              <draw:line draw:style-name="gr7" draw:text-style-name="P4" draw:layer="layout" svg:x1="9.289cm" svg:y1="4.751cm" svg:x2="8.383cm" svg:y2="4.357cm">
                <text:p/>
              </draw:line>
              <draw:line draw:style-name="gr6" draw:text-style-name="P4" draw:layer="layout" svg:x1="9.265cm" svg:y1="2.478cm" svg:x2="9.265cm" svg:y2="3.225cm">
                <text:p/>
              </draw:line>
              <draw:line draw:style-name="gr6" draw:text-style-name="P4" draw:layer="layout" svg:x1="9.265cm" svg:y1="4.742cm" svg:x2="9.265cm" svg:y2="5.489cm">
                <text:p/>
              </draw:line>
              <draw:line draw:style-name="gr6" draw:text-style-name="P4" draw:layer="layout" svg:x1="7.502cm" svg:y1="4.01cm" svg:x2="8.359cm" svg:y2="4.01cm">
                <text:p/>
              </draw:line>
            </draw:g>
          </draw:g>
        </draw:g>
        <draw:g xml:id="id2" draw:id="id2">
          <draw:line draw:style-name="gr4" draw:text-style-name="P4" draw:layer="layout" svg:x1="4.217cm" svg:y1="3.957cm" svg:x2="4.123cm" svg:y2="4.28cm">
            <text:p/>
          </draw:line>
          <draw:line draw:style-name="gr4" draw:text-style-name="P4" draw:layer="layout" svg:x1="3.925cm" svg:y1="3.641cm" svg:x2="4.125cm" svg:y2="4.279cm">
            <text:p/>
          </draw:line>
          <draw:line draw:style-name="gr4" draw:text-style-name="P4" draw:layer="layout" svg:x1="3.534cm" svg:y1="3.622cm" svg:x2="3.336cm" svg:y2="4.279cm">
            <text:p/>
          </draw:line>
          <draw:line draw:style-name="gr4" draw:text-style-name="P4" draw:layer="layout" svg:x1="3.934cm" svg:y1="3.625cm" svg:x2="3.736cm" svg:y2="4.282cm">
            <text:p/>
          </draw:line>
          <draw:line draw:style-name="gr4" draw:text-style-name="P4" draw:layer="layout" svg:x1="3.526cm" svg:y1="3.627cm" svg:x2="3.726cm" svg:y2="4.265cm">
            <text:p/>
          </draw:line>
          <draw:line draw:style-name="gr4" draw:text-style-name="P4" draw:layer="layout" svg:x1="3.131cm" svg:y1="3.645cm" svg:x2="3.331cm" svg:y2="4.283cm">
            <text:p/>
          </draw:line>
          <draw:line draw:style-name="gr4" draw:text-style-name="P4" draw:layer="layout" svg:x1="3.134cm" svg:y1="3.676cm" svg:x2="3.04cm" svg:y2="3.999cm">
            <text:p/>
          </draw:line>
        </draw:g>
        <draw:g xml:id="id3" draw:id="id3">
          <draw:line draw:style-name="gr4" draw:text-style-name="P4" draw:layer="layout" svg:x1="5.557cm" svg:y1="4.614cm" svg:x2="5.557cm" svg:y2="3.313cm">
            <text:p/>
          </draw:line>
          <draw:line draw:style-name="gr4" draw:text-style-name="P4" draw:layer="layout" svg:x1="5.557cm" svg:y1="4.614cm" svg:x2="5.557cm" svg:y2="3.313cm">
            <text:p/>
          </draw:line>
          <draw:line draw:style-name="gr4" draw:text-style-name="P4" draw:layer="layout" svg:x1="5.901cm" svg:y1="4.614cm" svg:x2="5.901cm" svg:y2="3.313cm">
            <text:p/>
          </draw:line>
          <draw:line draw:style-name="gr4" draw:text-style-name="P4" draw:layer="layout" svg:x1="6.367cm" svg:y1="3.973cm" svg:x2="5.9cm" svg:y2="3.963cm">
            <text:p/>
          </draw:line>
          <draw:line draw:style-name="gr4" draw:text-style-name="P4" draw:layer="layout" svg:x1="5.564cm" svg:y1="3.973cm" svg:x2="5.097cm" svg:y2="3.963cm">
            <text:p/>
          </draw:line>
        </draw:g>
        <draw:connector draw:style-name="gr8" draw:text-style-name="P6" draw:layer="layout" svg:x1="1.456cm" svg:y1="4.968cm" svg:x2="3.04cm" svg:y2="3.952cm" draw:start-shape="id1" draw:start-glue-point="0" draw:end-shape="id2" draw:end-glue-point="3" svg:d="M1456 4968v-1016h1584" svg:viewBox="0 0 1585 1017">
          <text:p/>
        </draw:connector>
        <draw:connector draw:style-name="gr9" draw:text-style-name="P4" draw:layer="layout" draw:type="line" svg:x1="4.217cm" svg:y1="3.952cm" svg:x2="5.097cm" svg:y2="3.963cm" draw:start-shape="id2" draw:start-glue-point="1" draw:end-shape="id3" draw:end-glue-point="3" svg:d="M4217 3952l880 11" svg:viewBox="0 0 881 12">
          <text:p/>
        </draw:connector>
        <draw:connector draw:style-name="gr9" draw:text-style-name="P4" draw:layer="layout" draw:type="line" svg:x1="6.367cm" svg:y1="3.963cm" svg:x2="7.502cm" svg:y2="3.971cm" draw:start-shape="id3" draw:start-glue-point="1" draw:end-shape="id4" draw:end-glue-point="3" svg:d="M6367 3963l1135 8" svg:viewBox="0 0 1136 9">
          <text:p/>
        </draw:connector>
        <draw:g xml:id="id5" draw:id="id5">
          <draw:line draw:style-name="gr4" draw:text-style-name="P4" draw:layer="layout" svg:x1="9.245cm" svg:y1="1.768cm" svg:x2="8.924cm" svg:y2="1.668cm">
            <text:p/>
          </draw:line>
          <draw:line draw:style-name="gr4" draw:text-style-name="P4" draw:layer="layout" svg:x1="9.566cm" svg:y1="1.48cm" svg:x2="8.925cm" svg:y2="1.669cm">
            <text:p/>
          </draw:line>
          <draw:line draw:style-name="gr4" draw:text-style-name="P4" draw:layer="layout" svg:x1="9.591cm" svg:y1="1.089cm" svg:x2="8.938cm" svg:y2="0.88cm">
            <text:p/>
          </draw:line>
          <draw:line draw:style-name="gr4" draw:text-style-name="P4" draw:layer="layout" svg:x1="9.582cm" svg:y1="1.489cm" svg:x2="8.929cm" svg:y2="1.28cm">
            <text:p/>
          </draw:line>
          <draw:line draw:style-name="gr4" draw:text-style-name="P4" draw:layer="layout" svg:x1="9.587cm" svg:y1="1.082cm" svg:x2="8.946cm" svg:y2="1.271cm">
            <text:p/>
          </draw:line>
          <draw:line draw:style-name="gr4" draw:text-style-name="P4" draw:layer="layout" svg:x1="9.575cm" svg:y1="0.686cm" svg:x2="8.934cm" svg:y2="0.875cm">
            <text:p/>
          </draw:line>
          <draw:line draw:style-name="gr4" draw:text-style-name="P4" draw:layer="layout" svg:x1="9.544cm" svg:y1="0.689cm" svg:x2="9.223cm" svg:y2="0.589cm">
            <text:p/>
          </draw:line>
        </draw:g>
        <draw:g>
          <draw:line draw:style-name="gr4" draw:text-style-name="P4" draw:layer="layout" svg:x1="6.994cm" svg:y1="1.778cm" svg:x2="6.673cm" svg:y2="1.678cm">
            <text:p/>
          </draw:line>
          <draw:line draw:style-name="gr4" draw:text-style-name="P4" draw:layer="layout" svg:x1="7.315cm" svg:y1="1.49cm" svg:x2="6.674cm" svg:y2="1.679cm">
            <text:p/>
          </draw:line>
          <draw:line draw:style-name="gr4" draw:text-style-name="P4" draw:layer="layout" svg:x1="7.34cm" svg:y1="1.099cm" svg:x2="6.687cm" svg:y2="0.89cm">
            <text:p/>
          </draw:line>
          <draw:line draw:style-name="gr4" draw:text-style-name="P4" draw:layer="layout" svg:x1="7.331cm" svg:y1="1.499cm" svg:x2="6.678cm" svg:y2="1.29cm">
            <text:p/>
          </draw:line>
          <draw:line draw:style-name="gr4" draw:text-style-name="P4" draw:layer="layout" svg:x1="7.336cm" svg:y1="1.092cm" svg:x2="6.695cm" svg:y2="1.281cm">
            <text:p/>
          </draw:line>
          <draw:line draw:style-name="gr4" draw:text-style-name="P4" draw:layer="layout" svg:x1="7.324cm" svg:y1="0.696cm" svg:x2="6.683cm" svg:y2="0.885cm">
            <text:p/>
          </draw:line>
          <draw:line draw:style-name="gr4" draw:text-style-name="P4" draw:layer="layout" svg:x1="7.293cm" svg:y1="0.699cm" svg:x2="6.972cm" svg:y2="0.599cm">
            <text:p/>
          </draw:line>
        </draw:g>
        <draw:connector draw:style-name="gr10" draw:text-style-name="P4" draw:layer="layout" draw:type="line" svg:x1="10.635cm" svg:y1="4.063cm" svg:x2="10.669cm" svg:y2="4.063cm" svg:d="M10635 4063h34" svg:viewBox="0 0 35 1">
          <text:p/>
        </draw:connector>
        <draw:connector draw:style-name="gr10" draw:text-style-name="P4" draw:layer="layout" draw:type="line" svg:x1="9.257cm" svg:y1="0.589cm" svg:x2="9.257cm" svg:y2="0.589cm" draw:start-shape="id5" draw:end-shape="id5" svg:d="M9257 589z" svg:viewBox="0 0 1 1">
          <text:p/>
        </draw:connector>
        <draw:connector draw:style-name="gr10" draw:text-style-name="P4" draw:layer="layout" draw:type="line" svg:x1="9.257cm" svg:y1="0.589cm" svg:x2="9.257cm" svg:y2="0.589cm" draw:start-shape="id5" draw:start-glue-point="0" draw:end-shape="id5" draw:end-glue-point="0" svg:d="M9257 589z" svg:viewBox="0 0 1 1">
          <text:p/>
        </draw:connector>
        <draw:connector draw:style-name="gr10" draw:text-style-name="P4" xml:id="id12" draw:id="id12" draw:layer="layout" draw:type="line" svg:x1="9.257cm" svg:y1="0.589cm" svg:x2="9.257cm" svg:y2="0.589cm" draw:start-shape="id5" draw:end-shape="id5" svg:d="M9257 589z" svg:viewBox="0 0 1 1">
          <text:p/>
        </draw:connector>
        <draw:g xml:id="id6" draw:id="id6">
          <draw:line draw:style-name="gr4" draw:text-style-name="P4" draw:layer="layout" svg:x1="6.995cm" svg:y1="1.779cm" svg:x2="6.674cm" svg:y2="1.679cm">
            <text:p/>
          </draw:line>
          <draw:line draw:style-name="gr4" draw:text-style-name="P4" draw:layer="layout" svg:x1="7.316cm" svg:y1="1.491cm" svg:x2="6.675cm" svg:y2="1.68cm">
            <text:p/>
          </draw:line>
          <draw:line draw:style-name="gr4" draw:text-style-name="P4" draw:layer="layout" svg:x1="7.341cm" svg:y1="1.1cm" svg:x2="6.688cm" svg:y2="0.891cm">
            <text:p/>
          </draw:line>
          <draw:line draw:style-name="gr4" draw:text-style-name="P4" draw:layer="layout" svg:x1="7.332cm" svg:y1="1.5cm" svg:x2="6.679cm" svg:y2="1.291cm">
            <text:p/>
          </draw:line>
          <draw:line draw:style-name="gr4" draw:text-style-name="P4" draw:layer="layout" svg:x1="7.337cm" svg:y1="1.093cm" svg:x2="6.696cm" svg:y2="1.282cm">
            <text:p/>
          </draw:line>
          <draw:line draw:style-name="gr4" draw:text-style-name="P4" draw:layer="layout" svg:x1="7.325cm" svg:y1="0.697cm" svg:x2="6.684cm" svg:y2="0.886cm">
            <text:p/>
          </draw:line>
          <draw:line draw:style-name="gr4" draw:text-style-name="P4" draw:layer="layout" svg:x1="7.294cm" svg:y1="0.7cm" svg:x2="6.973cm" svg:y2="0.6cm">
            <text:p/>
          </draw:line>
        </draw:g>
        <draw:g xml:id="id7" draw:id="id7">
          <draw:line draw:style-name="gr4" draw:text-style-name="P4" draw:layer="layout" svg:x1="7.021cm" svg:y1="7.282cm" svg:x2="6.7cm" svg:y2="7.182cm">
            <text:p/>
          </draw:line>
          <draw:line draw:style-name="gr4" draw:text-style-name="P4" draw:layer="layout" svg:x1="7.342cm" svg:y1="6.994cm" svg:x2="6.701cm" svg:y2="7.183cm">
            <text:p/>
          </draw:line>
          <draw:line draw:style-name="gr4" draw:text-style-name="P4" draw:layer="layout" svg:x1="7.367cm" svg:y1="6.603cm" svg:x2="6.714cm" svg:y2="6.394cm">
            <text:p/>
          </draw:line>
          <draw:line draw:style-name="gr4" draw:text-style-name="P4" draw:layer="layout" svg:x1="7.358cm" svg:y1="7.003cm" svg:x2="6.705cm" svg:y2="6.794cm">
            <text:p/>
          </draw:line>
          <draw:line draw:style-name="gr4" draw:text-style-name="P4" draw:layer="layout" svg:x1="7.363cm" svg:y1="6.596cm" svg:x2="6.722cm" svg:y2="6.785cm">
            <text:p/>
          </draw:line>
          <draw:line draw:style-name="gr4" draw:text-style-name="P4" draw:layer="layout" svg:x1="7.351cm" svg:y1="6.2cm" svg:x2="6.71cm" svg:y2="6.389cm">
            <text:p/>
          </draw:line>
          <draw:line draw:style-name="gr4" draw:text-style-name="P4" draw:layer="layout" svg:x1="7.32cm" svg:y1="6.203cm" svg:x2="6.999cm" svg:y2="6.103cm">
            <text:p/>
          </draw:line>
        </draw:g>
        <draw:g xml:id="id8" draw:id="id8">
          <draw:line draw:style-name="gr4" draw:text-style-name="P4" draw:layer="layout" svg:x1="9.27cm" svg:y1="7.283cm" svg:x2="8.949cm" svg:y2="7.183cm">
            <text:p/>
          </draw:line>
          <draw:line draw:style-name="gr4" draw:text-style-name="P4" draw:layer="layout" svg:x1="9.591cm" svg:y1="6.995cm" svg:x2="8.95cm" svg:y2="7.184cm">
            <text:p/>
          </draw:line>
          <draw:line draw:style-name="gr4" draw:text-style-name="P4" draw:layer="layout" svg:x1="9.616cm" svg:y1="6.604cm" svg:x2="8.963cm" svg:y2="6.395cm">
            <text:p/>
          </draw:line>
          <draw:line draw:style-name="gr4" draw:text-style-name="P4" draw:layer="layout" svg:x1="9.607cm" svg:y1="7.004cm" svg:x2="8.954cm" svg:y2="6.795cm">
            <text:p/>
          </draw:line>
          <draw:line draw:style-name="gr4" draw:text-style-name="P4" draw:layer="layout" svg:x1="9.612cm" svg:y1="6.597cm" svg:x2="8.971cm" svg:y2="6.786cm">
            <text:p/>
          </draw:line>
          <draw:line draw:style-name="gr4" draw:text-style-name="P4" draw:layer="layout" svg:x1="9.6cm" svg:y1="6.201cm" svg:x2="8.959cm" svg:y2="6.39cm">
            <text:p/>
          </draw:line>
          <draw:line draw:style-name="gr4" draw:text-style-name="P4" draw:layer="layout" svg:x1="9.569cm" svg:y1="6.204cm" svg:x2="9.248cm" svg:y2="6.104cm">
            <text:p/>
          </draw:line>
        </draw:g>
        <draw:connector draw:style-name="gr9" draw:text-style-name="P4" draw:layer="layout" draw:type="line" svg:x1="7.007cm" svg:y1="1.778cm" svg:x2="7.033cm" svg:y2="6.103cm" draw:start-shape="id6" draw:start-glue-point="2" draw:end-shape="id7" draw:end-glue-point="0" svg:d="M7007 1778l26 4325" svg:viewBox="0 0 27 4326">
          <text:p/>
        </draw:connector>
        <draw:connector draw:style-name="gr9" draw:text-style-name="P4" xml:id="id16" draw:id="id16" draw:layer="layout" draw:type="line" svg:x1="9.257cm" svg:y1="1.767cm" svg:x2="9.265cm" svg:y2="2.436cm" draw:start-shape="id5" draw:start-glue-point="2" draw:end-shape="id4" draw:end-glue-point="0" svg:d="M9257 1767l8 669" svg:viewBox="0 0 9 670">
          <text:p/>
        </draw:connector>
        <draw:connector draw:style-name="gr9" draw:text-style-name="P4" xml:id="id9" draw:id="id9" draw:layer="layout" draw:type="line" svg:x1="9.282cm" svg:y1="6.104cm" svg:x2="9.265cm" svg:y2="5.507cm" draw:start-shape="id8" draw:start-glue-point="0" draw:end-shape="id4" draw:end-glue-point="2" svg:d="M9282 6104l-17-597" svg:viewBox="0 0 18 598">
          <text:p/>
        </draw:connector>
        <draw:connector draw:style-name="gr8" draw:text-style-name="P6" draw:layer="layout" draw:line-skew="0.161cm" svg:x1="7.033cm" svg:y1="7.281cm" svg:x2="9.282cm" svg:y2="7.282cm" draw:start-shape="id7" draw:start-glue-point="2" draw:end-shape="id8" draw:end-glue-point="2" svg:d="M7033 7281v713h2249v-712" svg:viewBox="0 0 2250 714">
          <text:p/>
        </draw:connector>
        <draw:connector draw:style-name="gr8" draw:text-style-name="P6" xml:id="id11" draw:id="id11" draw:layer="layout" draw:line-skew="0.701cm" svg:x1="1.456cm" svg:y1="6.087cm" svg:x2="7.197cm" svg:y2="7.99cm" draw:start-shape="id1" draw:start-glue-point="2" svg:d="M1456 6087v1903h5741" svg:viewBox="0 0 5742 1904">
          <text:p/>
        </draw:connector>
        <draw:g xml:id="id10" draw:id="id10">
          <draw:line draw:style-name="gr4" draw:text-style-name="P4" draw:layer="layout" svg:x1="10.439cm" svg:y1="6.535cm" svg:x2="11.74cm" svg:y2="6.546cm">
            <text:p/>
          </draw:line>
          <draw:line draw:style-name="gr4" draw:text-style-name="P4" draw:layer="layout" svg:x1="10.439cm" svg:y1="6.535cm" svg:x2="11.74cm" svg:y2="6.546cm">
            <text:p/>
          </draw:line>
          <draw:line draw:style-name="gr4" draw:text-style-name="P4" draw:layer="layout" svg:x1="10.437cm" svg:y1="6.879cm" svg:x2="11.738cm" svg:y2="6.89cm">
            <text:p/>
          </draw:line>
          <draw:line draw:style-name="gr4" draw:text-style-name="P4" draw:layer="layout" svg:x1="11.074cm" svg:y1="7.35cm" svg:x2="11.088cm" svg:y2="6.883cm">
            <text:p/>
          </draw:line>
          <draw:line draw:style-name="gr4" draw:text-style-name="P4" draw:layer="layout" svg:x1="11.08cm" svg:y1="6.547cm" svg:x2="11.094cm" svg:y2="6.08cm">
            <text:p/>
          </draw:line>
        </draw:g>
        <draw:connector draw:style-name="gr8" draw:text-style-name="P6" draw:layer="layout" draw:line-skew="0.813cm" svg:x1="9.273cm" svg:y1="5.805cm" svg:x2="11.088cm" svg:y2="6.08cm" draw:start-shape="id9" draw:start-glue-point="0" draw:end-shape="id10" draw:end-glue-point="0" svg:d="M9273 5805v-10h1815v285" svg:viewBox="0 0 1816 286">
          <text:p/>
        </draw:connector>
        <draw:connector draw:style-name="gr8" draw:text-style-name="P6" xml:id="id15" draw:id="id15" draw:layer="layout" svg:x1="7.197cm" svg:y1="7.99cm" svg:x2="11.088cm" svg:y2="7.35cm" draw:start-shape="id11" draw:start-glue-point="3" draw:end-shape="id10" draw:end-glue-point="2" svg:d="M7197 7990h3891v-640" svg:viewBox="0 0 3892 641">
          <text:p/>
        </draw:connector>
        <draw:custom-shape draw:style-name="gr1" draw:text-style-name="P1" xml:id="id14" draw:id="id14" draw:layer="layout" svg:width="1.118cm" svg:height="1.061cm" svg:x="21.103cm" svg:y="3.4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xml:id="id13" draw:id="id13" draw:layer="layout" draw:line-skew="0.194cm" svg:x1="7.007cm" svg:y1="0.6cm" svg:x2="9.257cm" svg:y2="0.589cm" draw:start-shape="id6" draw:start-glue-point="0" draw:end-shape="id12" draw:end-glue-point="0" svg:d="M7007 600v-356h2250v345" svg:viewBox="0 0 2251 357">
          <text:p/>
        </draw:connector>
        <draw:connector draw:style-name="gr8" draw:text-style-name="P6" draw:layer="layout" draw:line-skew="0.525cm" svg:x1="8.132cm" svg:y1="0.244cm" svg:x2="21.662cm" svg:y2="3.41cm" draw:start-shape="id13" draw:start-glue-point="0" draw:end-shape="id14" draw:end-glue-point="4" svg:d="M8132 244h13530v3166" svg:viewBox="0 0 13531 3167">
          <text:p/>
        </draw:connector>
        <draw:connector draw:style-name="gr8" draw:text-style-name="P6" draw:layer="layout" svg:x1="11.088cm" svg:y1="7.99cm" svg:x2="21.662cm" svg:y2="4.471cm" draw:start-shape="id15" draw:start-glue-point="0" draw:end-shape="id14" draw:end-glue-point="8" svg:d="M11088 7990h10574v-3519" svg:viewBox="0 0 10575 3520">
          <text:p/>
        </draw:connector>
        <draw:line draw:style-name="gr11" draw:text-style-name="P4" xml:id="id17" draw:id="id17" draw:layer="layout" svg:x1="12.066cm" svg:y1="5.554cm" svg:x2="12.817cm" svg:y2="5.554cm">
          <text:p/>
        </draw:line>
        <draw:line draw:style-name="gr11" draw:text-style-name="P4" draw:layer="layout" svg:x1="12.854cm" svg:y1="4.691cm" svg:x2="12.892cm" svg:y2="6.53cm">
          <text:p/>
        </draw:line>
        <draw:line draw:style-name="gr11" draw:text-style-name="P4" draw:layer="layout" svg:x1="12.892cm" svg:y1="6.042cm" svg:x2="13.942cm" svg:y2="6.38cm">
          <text:p/>
        </draw:line>
        <draw:line draw:style-name="gr11" draw:text-style-name="P4" xml:id="id20" draw:id="id20" draw:layer="layout" svg:x1="13.943cm" svg:y1="6.342cm" svg:x2="13.943cm" svg:y2="7.017cm">
          <text:p/>
        </draw:line>
        <draw:line draw:style-name="gr12" draw:text-style-name="P6" draw:layer="layout" svg:x1="12.891cm" svg:y1="5.254cm" svg:x2="13.905cm" svg:y2="4.729cm">
          <text:p/>
        </draw:line>
        <draw:line draw:style-name="gr11" draw:text-style-name="P4" xml:id="id19" draw:id="id19" draw:layer="layout" svg:x1="13.867cm" svg:y1="4.803cm" svg:x2="13.867cm" svg:y2="4.09cm">
          <text:p/>
        </draw:line>
        <draw:connector draw:style-name="gr8" draw:text-style-name="P6" draw:layer="layout" draw:line-skew="-1.731cm" svg:x1="9.261cm" svg:y1="2.101cm" svg:x2="12.066cm" svg:y2="5.554cm" draw:start-shape="id16" draw:start-glue-point="0" draw:end-shape="id17" draw:end-glue-point="3" svg:d="M9261 2101v151h2805v3302" svg:viewBox="0 0 2806 3454">
          <text:p/>
        </draw:connector>
        <draw:g xml:id="id18" draw:id="id18">
          <draw:line draw:style-name="gr4" draw:text-style-name="P4" draw:layer="layout" svg:x1="13.862cm" svg:y1="2.106cm" svg:x2="13.541cm" svg:y2="2.006cm">
            <text:p/>
          </draw:line>
          <draw:line draw:style-name="gr4" draw:text-style-name="P4" draw:layer="layout" svg:x1="14.183cm" svg:y1="1.818cm" svg:x2="13.542cm" svg:y2="2.007cm">
            <text:p/>
          </draw:line>
          <draw:line draw:style-name="gr4" draw:text-style-name="P4" draw:layer="layout" svg:x1="14.208cm" svg:y1="1.427cm" svg:x2="13.555cm" svg:y2="1.218cm">
            <text:p/>
          </draw:line>
          <draw:line draw:style-name="gr4" draw:text-style-name="P4" draw:layer="layout" svg:x1="14.199cm" svg:y1="1.827cm" svg:x2="13.546cm" svg:y2="1.618cm">
            <text:p/>
          </draw:line>
          <draw:line draw:style-name="gr4" draw:text-style-name="P4" draw:layer="layout" svg:x1="14.204cm" svg:y1="1.42cm" svg:x2="13.563cm" svg:y2="1.609cm">
            <text:p/>
          </draw:line>
          <draw:line draw:style-name="gr4" draw:text-style-name="P4" draw:layer="layout" svg:x1="14.192cm" svg:y1="1.024cm" svg:x2="13.551cm" svg:y2="1.213cm">
            <text:p/>
          </draw:line>
          <draw:line draw:style-name="gr4" draw:text-style-name="P4" draw:layer="layout" svg:x1="14.161cm" svg:y1="1.027cm" svg:x2="13.84cm" svg:y2="0.927cm">
            <text:p/>
          </draw:line>
        </draw:g>
        <draw:connector draw:style-name="gr9" draw:text-style-name="P4" xml:id="id21" draw:id="id21" draw:layer="layout" draw:type="line" svg:x1="13.874cm" svg:y1="2.105cm" svg:x2="13.867cm" svg:y2="4.09cm" draw:start-shape="id18" draw:start-glue-point="2" draw:end-shape="id19" draw:end-glue-point="0" svg:d="M13874 2105l-7 1985" svg:viewBox="0 0 8 1986">
          <text:p/>
        </draw:connector>
        <draw:connector draw:style-name="gr9" draw:text-style-name="P4" draw:layer="layout" draw:type="line" svg:x1="13.874cm" svg:y1="0.927cm" svg:x2="13.867cm" svg:y2="0.225cm" draw:start-shape="id18" draw:start-glue-point="0" svg:d="M13874 927l-7-702" svg:viewBox="0 0 8 703">
          <text:p/>
        </draw:connector>
        <draw:connector draw:style-name="gr9" draw:text-style-name="P4" draw:layer="layout" draw:type="line" svg:x1="13.943cm" svg:y1="7.017cm" svg:x2="13.942cm" svg:y2="8.031cm" draw:start-shape="id20" draw:start-glue-point="2" svg:d="M13943 7017l-1 1014" svg:viewBox="0 0 2 1015">
          <text:p/>
        </draw:connector>
        <draw:g xml:id="id22" draw:id="id22">
          <draw:line draw:style-name="gr4" draw:text-style-name="P4" draw:layer="layout" svg:x1="15.69cm" svg:y1="3.752cm" svg:x2="15.69cm" svg:y2="2.451cm">
            <text:p/>
          </draw:line>
          <draw:line draw:style-name="gr4" draw:text-style-name="P4" draw:layer="layout" svg:x1="15.69cm" svg:y1="3.752cm" svg:x2="15.69cm" svg:y2="2.451cm">
            <text:p/>
          </draw:line>
          <draw:line draw:style-name="gr4" draw:text-style-name="P4" draw:layer="layout" svg:x1="16.034cm" svg:y1="3.752cm" svg:x2="16.034cm" svg:y2="2.451cm">
            <text:p/>
          </draw:line>
          <draw:line draw:style-name="gr4" draw:text-style-name="P4" draw:layer="layout" svg:x1="16.5cm" svg:y1="3.111cm" svg:x2="16.033cm" svg:y2="3.101cm">
            <text:p/>
          </draw:line>
          <draw:line draw:style-name="gr4" draw:text-style-name="P4" draw:layer="layout" svg:x1="15.697cm" svg:y1="3.111cm" svg:x2="15.23cm" svg:y2="3.101cm">
            <text:p/>
          </draw:line>
        </draw:g>
        <draw:connector draw:style-name="gr9" draw:text-style-name="P4" draw:layer="layout" draw:type="line" svg:x1="13.87cm" svg:y1="3.097cm" svg:x2="15.23cm" svg:y2="3.101cm" draw:start-shape="id21" draw:start-glue-point="0" draw:end-shape="id22" draw:end-glue-point="3" svg:d="M13870 3097l1360 4" svg:viewBox="0 0 1361 5">
          <text:p/>
        </draw:connector>
        <draw:g xml:id="id23" draw:id="id23">
          <draw:line draw:style-name="gr4" draw:text-style-name="P4" draw:layer="layout" svg:x1="17.916cm" svg:y1="6.198cm" svg:x2="17.595cm" svg:y2="6.098cm">
            <text:p/>
          </draw:line>
          <draw:line draw:style-name="gr4" draw:text-style-name="P4" draw:layer="layout" svg:x1="18.237cm" svg:y1="5.91cm" svg:x2="17.596cm" svg:y2="6.099cm">
            <text:p/>
          </draw:line>
          <draw:line draw:style-name="gr4" draw:text-style-name="P4" draw:layer="layout" svg:x1="18.262cm" svg:y1="5.519cm" svg:x2="17.609cm" svg:y2="5.31cm">
            <text:p/>
          </draw:line>
          <draw:line draw:style-name="gr4" draw:text-style-name="P4" draw:layer="layout" svg:x1="18.253cm" svg:y1="5.919cm" svg:x2="17.6cm" svg:y2="5.71cm">
            <text:p/>
          </draw:line>
          <draw:line draw:style-name="gr4" draw:text-style-name="P4" draw:layer="layout" svg:x1="18.258cm" svg:y1="5.512cm" svg:x2="17.617cm" svg:y2="5.701cm">
            <text:p/>
          </draw:line>
          <draw:line draw:style-name="gr4" draw:text-style-name="P4" draw:layer="layout" svg:x1="18.246cm" svg:y1="5.116cm" svg:x2="17.605cm" svg:y2="5.305cm">
            <text:p/>
          </draw:line>
          <draw:line draw:style-name="gr4" draw:text-style-name="P4" draw:layer="layout" svg:x1="18.215cm" svg:y1="5.119cm" svg:x2="17.894cm" svg:y2="5.019cm">
            <text:p/>
          </draw:line>
        </draw:g>
        <draw:connector draw:style-name="gr8" draw:text-style-name="P6" xml:id="id24" draw:id="id24" draw:layer="layout" svg:x1="16.5cm" svg:y1="3.101cm" svg:x2="17.928cm" svg:y2="5.019cm" draw:start-shape="id22" draw:start-glue-point="1" draw:end-shape="id23" draw:end-glue-point="0" svg:d="M16500 3101h1428v1918" svg:viewBox="0 0 1429 1919">
          <text:p/>
        </draw:connector>
        <draw:connector draw:style-name="gr9" draw:text-style-name="P4" draw:layer="layout" draw:type="line" svg:x1="17.928cm" svg:y1="6.197cm" svg:x2="17.92cm" svg:y2="8.031cm" draw:start-shape="id23" draw:start-glue-point="2" svg:d="M17928 6197l-8 1834" svg:viewBox="0 0 9 1835">
          <text:p/>
        </draw:connector>
        <draw:frame draw:style-name="gr2" draw:text-style-name="P2" draw:layer="layout" svg:width="1.082cm" svg:height="0.924cm" svg:x="3.064cm" svg:y="2.659cm">
          <draw:text-box>
            <text:p><text:span text:style-name="T1">R</text:span><text:span text:style-name="T2">i</text:span><text:span text:style-name="T2">n</text:span></text:p>
          </draw:text-box>
        </draw:frame>
        <draw:frame draw:style-name="gr2" draw:text-style-name="P2" draw:layer="layout" svg:width="1.082cm" svg:height="0.924cm" svg:x="5.199cm" svg:y="2.381cm">
          <draw:text-box>
            <text:p><text:span text:style-name="T1">C</text:span><text:span text:style-name="T2">i</text:span><text:span text:style-name="T2">n</text:span></text:p>
          </draw:text-box>
        </draw:frame>
        <draw:frame draw:style-name="gr2" draw:text-style-name="P2" draw:layer="layout" svg:width="1.019cm" svg:height="0.924cm" svg:x="5.385cm" svg:y="0.648cm">
          <draw:text-box>
            <text:p><text:span text:style-name="T1">R</text:span><text:span text:style-name="T2">1</text:span></text:p>
          </draw:text-box>
        </draw:frame>
        <draw:frame draw:style-name="gr2" draw:text-style-name="P2" draw:layer="layout" svg:width="1.002cm" svg:height="0.924cm" svg:x="7.984cm" svg:y="0.679cm">
          <draw:text-box>
            <text:p><text:span text:style-name="T1">R</text:span><text:span text:style-name="T2">c</text:span></text:p>
          </draw:text-box>
        </draw:frame>
        <draw:frame draw:style-name="gr2" draw:text-style-name="P2" draw:layer="layout" svg:width="1.26cm" svg:height="0.924cm" svg:x="12.409cm" svg:y="1.019cm">
          <draw:text-box>
            <text:p><text:span text:style-name="T1">R</text:span><text:span text:style-name="T2">o</text:span><text:span text:style-name="T2">u</text:span><text:span text:style-name="T2">t</text:span></text:p>
          </draw:text-box>
        </draw:frame>
        <draw:frame draw:style-name="gr2" draw:text-style-name="P2" draw:layer="layout" svg:width="1.019cm" svg:height="0.924cm" svg:x="5.696cm" svg:y="6.28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019cm" svg:height="0.924cm" svg:x="8.08cm" svg:y="6.311cm">
          <draw:text-box>
            <text:p><text:span text:style-name="T1">R</text:span><text:span text:style-name="T2">e</text:span></text:p>
          </draw:text-box>
        </draw:frame>
        <draw:frame draw:style-name="gr2" draw:text-style-name="P2" draw:layer="layout" svg:width="1.019cm" svg:height="0.924cm" svg:x="11.145cm" svg:y="6.961cm">
          <draw:text-box>
            <text:p><text:span text:style-name="T1">C</text:span><text:span text:style-name="T2">b</text:span></text:p>
          </draw:text-box>
        </draw:frame>
        <draw:frame draw:style-name="gr2" draw:text-style-name="P2" draw:layer="layout" svg:width="1.019cm" svg:height="0.924cm" svg:x="16.494cm" svg:y="5.197cm">
          <draw:text-box>
            <text:p><text:span text:style-name="T1">R</text:span><text:span text:style-name="T2">L</text:span></text:p>
          </draw:text-box>
        </draw:frame>
        <draw:frame draw:style-name="gr2" draw:text-style-name="P2" draw:layer="layout" svg:width="1.019cm" svg:height="0.924cm" svg:x="16.154cm" svg:y="2.102cm">
          <draw:text-box>
            <text:p><text:span text:style-name="T1">C</text:span><text:span text:style-name="T2">o</text:span></text:p>
          </draw:text-box>
        </draw:frame>
        <draw:connector draw:style-name="gr9" draw:text-style-name="P4" draw:layer="layout" draw:type="line" svg:x1="17.928cm" svg:y1="3.101cm" svg:x2="19.233cm" svg:y2="3.095cm" draw:start-shape="id24" draw:start-glue-point="0" svg:d="M17928 3101l1305-6" svg:viewBox="0 0 1306 7">
          <text:p/>
        </draw:connector>
        <draw:frame draw:style-name="gr2" draw:text-style-name="P2" draw:layer="layout" svg:width="1.12cm" svg:height="0.924cm" svg:x="21.724cm" svg:y="4.516cm">
          <draw:text-box>
            <text:p><text:span text:style-name="T1">V</text:span><text:span text:style-name="T2">c</text:span><text:span text:style-name="T2">c</text:span></text:p>
          </draw:text-box>
        </draw:frame>
        <draw:custom-shape draw:style-name="gr13" draw:text-style-name="P6" draw:layer="layout" svg:width="0.17cm" svg:height="0.152cm" svg:x="19.145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7cm" svg:height="0.152cm" svg:x="19.184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7cm" svg:height="0.152cm" svg:x="11.928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7cm" svg:height="0.152cm" svg:x="11.986cm" svg:y="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55cm" svg:height="4.591cm" svg:x="18.934cm" svg:y="3.456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2" draw:text-style-name="P2" draw:layer="layout" svg:width="1.234cm" svg:height="0.924cm" svg:x="19.04cm" svg:y="5.121cm">
          <draw:text-box>
            <text:p><text:span text:style-name="T1">V</text:span><text:span text:style-name="T2">o</text:span><text:span text:style-name="T2">u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19T03:34:18.577349792</dc:date>
    <meta:editing-duration>PT32M</meta:editing-duration>
    <meta:editing-cycles>7</meta:editing-cycles>
    <meta:generator>LibreOffice/6.4.7.2$Linux_X86_64 LibreOffice_project/40$Build-2</meta:generator>
    <meta:document-statistic meta:object-count="150"/>
  </office:meta>
</office:document-meta>
</file>